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1 )</text:p>
      <text:p text:style-name="P1"/>
      <text:list text:style-name="L1">
        <text:list-header>
          <text:p text:style-name="P3">6. Podsumowanie</text:p>
        </text:list-header>
      </text:list>
      <text:p text:style-name="P1"><text:tab/></text:p>
      <text:p text:style-name="P1"><text:tab/>Pisząc komunikator, musiałem zdobyć wiedzę nie tylko z działu informatyki. Potrzebowałem dodatkowo wiedzy z dziedzin wykraczających poza jej ram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2T15:17:57</meta:creation-date>
    <dc:date>2008-08-25T19:32:16</dc:date>
    <meta:editing-cycles>27</meta:editing-cycles>
    <meta:editing-duration>PT9H55M53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4" meta:word-count="23" meta:character-count="178"/>
  </office:meta>
</office:document-meta>
</file>